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Ubuntu"/>
    </style:style>
    <style:style style:name="P13" style:family="paragraph" style:parent-style-name="Standard">
      <style:paragraph-properties fo:margin-left="1.249cm" fo:margin-right="0cm" fo:text-align="justify" style:justify-single-word="false" fo:text-indent="0cm" style:auto-text-indent="false"/>
      <style:text-properties fo:language="es" fo:country="ES"/>
    </style:style>
    <style:style style:name="P14" style:family="paragraph" style:parent-style-name="Standard">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style>
    <style:style style:name="P16"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7"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9"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20"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1"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8"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9" style:family="paragraph" style:parent-style-name="Text_20_body">
      <style:paragraph-properties fo:margin-left="1.251cm" fo:margin-right="0cm" fo:orphans="2" fo:widows="2" fo:text-indent="0cm" style:auto-text-indent="false" style:writing-mode="lr-tb"/>
      <style:text-properties style:font-name="Ubuntu"/>
    </style:style>
    <style:style style:name="P30"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1"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2"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3" style:family="paragraph" style:parent-style-name="Text_20_body">
      <style:paragraph-properties fo:margin-left="1.251cm" fo:margin-right="0cm" fo:text-align="justify" style:justify-single-word="false" fo:text-indent="0cm" style:auto-text-indent="false"/>
    </style:style>
    <style:style style:name="P34"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5"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6" style:family="paragraph" style:parent-style-name="Text_20_body">
      <style:paragraph-properties fo:margin-left="1.251cm" fo:margin-right="0cm" fo:text-align="justify" style:justify-single-word="false" fo:text-indent="0cm" style:auto-text-indent="false"/>
      <style:text-properties style:font-name="Ubuntu"/>
    </style:style>
    <style:style style:name="P37"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38"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39"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40"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1" style:family="paragraph" style:parent-style-name="Text_20_body">
      <style:text-properties fo:language="es" fo:country="ES"/>
    </style:style>
    <style:style style:name="P42" style:family="paragraph" style:parent-style-name="Text_20_body">
      <style:text-properties style:text-underline-style="none" fo:font-weight="normal" style:font-weight-asian="normal" style:font-weight-complex="normal"/>
    </style:style>
    <style:style style:name="P43" style:family="paragraph" style:parent-style-name="Text_20_body">
      <style:text-properties style:font-name="Ubuntu"/>
    </style:style>
    <style:style style:name="P44" style:family="paragraph" style:parent-style-name="Text_20_body">
      <style:paragraph-properties fo:text-align="justify" style:justify-single-word="false"/>
    </style:style>
    <style:style style:name="P45"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6"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7"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48"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Text_20_body">
      <style:paragraph-properties fo:margin-left="0.238cm" fo:margin-right="-0.004cm" fo:orphans="2" fo:widows="2" fo:text-indent="0cm" style:auto-text-indent="false" style:writing-mode="lr-tb"/>
    </style:style>
    <style:style style:name="P50"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1" style:family="paragraph" style:parent-style-name="Text_20_body">
      <style:paragraph-properties fo:margin-left="0.238cm" fo:margin-right="-0.004cm" fo:orphans="2" fo:widows="2" fo:text-indent="0cm" style:auto-text-indent="false" style:writing-mode="lr-tb"/>
      <style:text-properties style:font-name="Ubuntu"/>
    </style:style>
    <style:style style:name="P52"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3"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4" style:family="paragraph" style:parent-style-name="Bibliography_20_Heading">
      <style:text-properties style:text-underline-style="none" fo:font-weight="normal" style:font-weight-asian="normal" style:font-weight-complex="normal"/>
    </style:style>
    <style:style style:name="P55" style:family="paragraph" style:parent-style-name="codigo">
      <style:text-properties fo:language="es" fo:country="ES"/>
    </style:style>
    <style:style style:name="P56" style:family="paragraph" style:parent-style-name="Table_20_Contents">
      <style:paragraph-properties fo:text-align="justify" style:justify-single-word="false"/>
      <style:text-properties style:font-name="Ubuntu"/>
    </style:style>
    <style:style style:name="P57" style:family="paragraph" style:parent-style-name="Standard">
      <style:paragraph-properties fo:margin-left="0cm" fo:margin-right="0cm" fo:text-indent="0cm" style:auto-text-indent="false"/>
    </style:style>
    <style:style style:name="P58" style:family="paragraph" style:parent-style-name="Standard">
      <style:paragraph-properties fo:margin-left="0cm" fo:margin-right="0cm" fo:text-indent="0cm" style:auto-text-indent="false"/>
      <style:text-properties fo:language="es" fo:country="ES"/>
    </style:style>
    <style:style style:name="P59" style:family="paragraph" style:parent-style-name="Standard">
      <style:paragraph-properties fo:margin-left="0cm" fo:margin-right="0cm" fo:text-align="justify" style:justify-single-word="false" fo:text-indent="0cm" style:auto-text-indent="false"/>
      <style:text-properties fo:language="es" fo:country="ES"/>
    </style:style>
    <style:style style:name="P60" style:family="paragraph" style:parent-style-name="Standard">
      <style:paragraph-properties fo:margin-left="0cm" fo:margin-right="0cm" fo:text-indent="0cm" style:auto-text-indent="false"/>
      <style:text-properties fo:language="es" fo:country="ES" style:language-complex="ar" style:country-complex="SA"/>
    </style:style>
    <style:style style:name="P61" style:family="paragraph" style:parent-style-name="Standard">
      <style:paragraph-properties fo:margin-left="0cm" fo:margin-right="0cm" fo:text-align="justify" style:justify-single-word="false" fo:text-indent="0cm" style:auto-text-indent="false"/>
    </style:style>
    <style:style style:name="P62"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3"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4" style:family="paragraph" style:parent-style-name="Text_20_body">
      <style:paragraph-properties fo:margin-left="0cm" fo:margin-right="0cm" fo:orphans="2" fo:widows="2" fo:text-indent="0cm" style:auto-text-indent="false" style:writing-mode="lr-tb"/>
    </style:style>
    <style:style style:name="P65"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66" style:family="paragraph" style:parent-style-name="Text_20_body">
      <style:paragraph-properties fo:margin-left="0cm" fo:margin-right="0cm" fo:text-align="justify" style:justify-single-word="false" fo:orphans="2" fo:widows="2" fo:text-indent="0cm" style:auto-text-indent="false" style:writing-mode="lr-tb"/>
    </style:style>
    <style:style style:name="P67" style:family="paragraph" style:parent-style-name="Text_20_body">
      <style:paragraph-properties fo:margin-left="0cm" fo:margin-right="0cm" fo:text-indent="0cm" style:auto-text-indent="false"/>
    </style:style>
    <style:style style:name="P68" style:family="paragraph" style:parent-style-name="Text_20_body">
      <style:paragraph-properties fo:margin-left="0cm" fo:margin-right="0cm" fo:text-align="justify" style:justify-single-word="false" fo:text-indent="0cm" style:auto-text-indent="false"/>
      <style:text-properties fo:language="es" fo:country="ES"/>
    </style:style>
    <style:style style:name="P69" style:family="paragraph" style:parent-style-name="Text_20_body">
      <style:paragraph-properties fo:margin-left="0cm" fo:margin-right="0cm" fo:text-align="justify" style:justify-single-word="false" fo:text-indent="0cm" style:auto-text-indent="false"/>
    </style:style>
    <style:style style:name="P70"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71" style:family="paragraph" style:parent-style-name="Text_20_body">
      <style:paragraph-properties fo:margin-left="0cm" fo:margin-right="0cm" fo:text-indent="0.199cm" style:auto-text-indent="false"/>
    </style:style>
    <style:style style:name="P72" style:family="paragraph" style:parent-style-name="Standard">
      <style:paragraph-properties fo:margin-left="1.251cm" fo:margin-right="0cm" fo:text-indent="0.199cm" style:auto-text-indent="false"/>
    </style:style>
    <style:style style:name="P73"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74"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5" style:family="paragraph" style:parent-style-name="codigo">
      <style:paragraph-properties fo:margin-left="1.251cm" fo:margin-right="0.81cm" fo:text-align="start" style:justify-single-word="false" fo:text-indent="0cm" style:auto-text-indent="false"/>
    </style:style>
    <style:style style:name="P76"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77" style:family="paragraph" style:parent-style-name="Text_20_body">
      <style:paragraph-properties fo:margin-left="-1.251cm" fo:margin-right="0cm" fo:text-indent="0.199cm" style:auto-text-indent="false"/>
    </style:style>
    <style:style style:name="P78" style:family="paragraph" style:parent-style-name="codigo">
      <style:paragraph-properties fo:margin-left="0cm" fo:margin-right="0.81cm" fo:text-indent="0cm" style:auto-text-indent="false"/>
    </style:style>
    <style:style style:name="P79"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80" style:family="paragraph" style:parent-style-name="Text_20_body">
      <style:paragraph-properties fo:margin-left="5.002cm" fo:margin-right="0.81cm" fo:text-align="start" style:justify-single-word="false" fo:text-indent="0cm" style:auto-text-indent="false"/>
    </style:style>
    <style:style style:name="P81" style:family="paragraph" style:parent-style-name="codigo">
      <style:paragraph-properties fo:margin-left="5.002cm" fo:margin-right="0.81cm" fo:text-align="start" style:justify-single-word="false" fo:text-indent="0cm" style:auto-text-indent="false"/>
    </style:style>
    <style:style style:name="P82" style:family="paragraph" style:parent-style-name="Text_20_body" style:list-style-name="L5"/>
    <style:style style:name="P83" style:family="paragraph" style:parent-style-name="Text_20_body" style:list-style-name="L5">
      <style:text-properties style:font-name="Ubuntu"/>
    </style:style>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12"/>
    <style:style style:name="P87" style:family="paragraph" style:parent-style-name="Text_20_body" style:list-style-name="L20"/>
    <style:style style:name="P88"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89" style:family="paragraph" style:parent-style-name="Text_20_body" style:list-style-name="L21"/>
    <style:style style:name="P90" style:family="paragraph" style:parent-style-name="Text_20_body" style:list-style-name="L25">
      <style:paragraph-properties fo:text-align="justify" style:justify-single-word="false"/>
    </style:style>
    <style:style style:name="P91" style:family="paragraph" style:parent-style-name="Text_20_body" style:list-style-name="L27"/>
    <style:style style:name="P92" style:family="paragraph" style:parent-style-name="Text_20_body" style:list-style-name="L3">
      <style:paragraph-properties fo:margin-left="1.249cm" fo:margin-right="0cm" fo:margin-top="0cm" fo:margin-bottom="0cm" fo:text-indent="0cm" style:auto-text-indent="false"/>
    </style:style>
    <style:style style:name="P93"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94" style:family="paragraph" style:parent-style-name="Text_20_body" style:list-style-name="L4">
      <style:paragraph-properties fo:margin-left="-1.251cm" fo:margin-right="0cm" fo:margin-top="0cm" fo:margin-bottom="0cm" fo:text-indent="0.199cm" style:auto-text-indent="false"/>
    </style:style>
    <style:style style:name="P95" style:family="paragraph" style:parent-style-name="Text_20_body">
      <style:paragraph-properties fo:margin-left="-1.251cm" fo:margin-right="0cm" fo:text-indent="0.199cm" style:auto-text-indent="false"/>
    </style:style>
    <style:style style:name="P96" style:family="paragraph" style:parent-style-name="Text_20_body" style:list-style-name="L4">
      <style:paragraph-properties fo:margin-left="-1.251cm" fo:margin-right="0cm" fo:text-indent="0.199cm" style:auto-text-indent="false"/>
    </style:style>
    <style:style style:name="P97" style:family="paragraph" style:parent-style-name="Text_20_body" style:list-style-name="L8">
      <style:paragraph-properties fo:margin-left="-1.251cm" fo:margin-right="0cm" fo:text-indent="0.199cm" style:auto-text-indent="false"/>
    </style:style>
    <style:style style:name="P98" style:family="paragraph" style:parent-style-name="Text_20_body" style:list-style-name="L13">
      <style:paragraph-properties fo:margin-left="-1.251cm" fo:margin-right="0cm" fo:text-indent="0.199cm" style:auto-text-indent="false"/>
    </style:style>
    <style:style style:name="P99"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0"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01"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02"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3" style:family="paragraph" style:parent-style-name="Text_20_body" style:list-style-name="L14">
      <style:paragraph-properties fo:margin-left="1.251cm" fo:margin-right="0cm" fo:text-indent="0.199cm" style:auto-text-indent="false"/>
    </style:style>
    <style:style style:name="P104"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5"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 fo:font-size="16pt" fo:font-weight="bold" style:font-size-asian="16pt" style:font-weight-asian="bold" style:font-size-complex="16pt" style:font-weight-complex="bold"/>
    </style:style>
    <style:style style:name="P106"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0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108"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09" style:family="paragraph" style:parent-style-name="Text_20_body" style:list-style-name="L22">
      <style:paragraph-properties fo:margin-left="1.251cm" fo:margin-right="0cm" fo:orphans="2" fo:widows="2" fo:text-indent="0cm" style:auto-text-indent="false" style:writing-mode="lr-tb"/>
    </style:style>
    <style:style style:name="P110" style:family="paragraph" style:parent-style-name="Text_20_body">
      <style:paragraph-properties fo:margin-left="0cm" fo:margin-right="0cm" fo:text-indent="0cm" style:auto-text-indent="false"/>
    </style:style>
    <style:style style:name="P111"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112"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3" style:family="paragraph" style:parent-style-name="Standard" style:list-style-name="L9">
      <style:text-properties fo:font-weight="bold" style:font-weight-asian="bold" style:font-weight-complex="bold"/>
    </style:style>
    <style:style style:name="P114" style:family="paragraph" style:parent-style-name="Standard" style:list-style-name="L10">
      <style:text-properties fo:font-weight="bold" style:font-weight-asian="bold" style:font-weight-complex="bold"/>
    </style:style>
    <style:style style:name="P115" style:family="paragraph" style:parent-style-name="Standard" style:list-style-name="L19">
      <style:text-properties fo:font-weight="bold" style:font-weight-asian="bold" style:font-weight-complex="bold"/>
    </style:style>
    <style:style style:name="P116" style:family="paragraph" style:parent-style-name="Standard" style:list-style-name="L10"/>
    <style:style style:name="P117" style:family="paragraph" style:parent-style-name="Standard" style:list-style-name="L15"/>
    <style:style style:name="P118" style:family="paragraph" style:parent-style-name="Standard" style:list-style-name="L16"/>
    <style:style style:name="P119" style:family="paragraph" style:parent-style-name="Standard" style:list-style-name="L17"/>
    <style:style style:name="P120" style:family="paragraph" style:parent-style-name="Standard" style:list-style-name="L18"/>
    <style:style style:name="P121" style:family="paragraph" style:parent-style-name="Standard" style:list-style-name="L18">
      <style:text-properties fo:language="es" fo:country="ES" style:language-complex="ar" style:country-complex="SA"/>
    </style:style>
    <style:style style:name="P122" style:family="paragraph" style:parent-style-name="Standard">
      <style:paragraph-properties fo:text-align="justify" style:justify-single-word="false"/>
      <style:text-properties fo:language="es" fo:country="ES"/>
    </style:style>
    <style:style style:name="P123" style:family="paragraph" style:parent-style-name="Standard" style:list-style-name="L26">
      <style:paragraph-properties fo:text-align="justify" style:justify-single-word="false"/>
      <style:text-properties fo:language="es" fo:country="ES"/>
    </style:style>
    <style:style style:name="P124" style:family="paragraph" style:parent-style-name="Standard" style:list-style-name="L19"/>
    <style:style style:name="P125" style:family="paragraph" style:parent-style-name="Standard">
      <style:paragraph-properties fo:text-align="justify" style:justify-single-word="false"/>
    </style:style>
    <style:style style:name="P126" style:family="paragraph" style:parent-style-name="Standard" style:list-style-name="L31"/>
    <style:style style:name="P127" style:family="paragraph" style:parent-style-name="Standard" style:list-style-name="L2">
      <style:paragraph-properties fo:margin-left="1.249cm" fo:margin-right="0cm" fo:text-align="justify" style:justify-single-word="false" fo:text-indent="0cm" style:auto-text-indent="false"/>
    </style:style>
    <style:style style:name="P128" style:family="paragraph" style:parent-style-name="Standard">
      <style:paragraph-properties fo:margin-left="1.249cm" fo:margin-right="0cm" fo:text-align="justify" style:justify-single-word="false" fo:text-indent="0cm" style:auto-text-indent="false"/>
      <style:text-properties fo:language="es" fo:country="ES"/>
    </style:style>
    <style:style style:name="P129"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30"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31" style:family="paragraph" style:parent-style-name="Standard" style:list-style-name="L30">
      <style:paragraph-properties fo:margin-left="0cm" fo:margin-right="0cm" fo:text-indent="0cm" style:auto-text-indent="false"/>
    </style:style>
    <style:style style:name="P132" style:family="paragraph" style:parent-style-name="Standard" style:list-style-name="L30">
      <style:paragraph-properties fo:margin-left="0cm" fo:margin-right="0cm" fo:text-indent="0cm" style:auto-text-indent="false"/>
      <style:text-properties fo:language="es" fo:country="ES"/>
    </style:style>
    <style:style style:name="P133" style:family="paragraph" style:parent-style-name="Standard">
      <style:paragraph-properties fo:margin-left="0cm" fo:margin-right="0cm" fo:text-align="justify" style:justify-single-word="false" fo:text-indent="0cm" style:auto-text-indent="false"/>
      <style:text-properties fo:language="es" fo:country="ES"/>
    </style:style>
    <style:style style:name="P134" style:family="paragraph" style:parent-style-name="Standard">
      <style:paragraph-properties fo:margin-left="0cm" fo:margin-right="0cm" fo:text-align="justify" style:justify-single-word="false" fo:text-indent="0cm" style:auto-text-indent="false"/>
    </style:style>
    <style:style style:name="P135" style:family="paragraph" style:parent-style-name="Heading_20_1">
      <style:paragraph-properties fo:break-before="page"/>
    </style:style>
    <style:style style:name="P136" style:family="paragraph" style:parent-style-name="Heading_20_2">
      <style:text-properties fo:language="es" fo:country="ES" style:font-name-asian="Times New Roman" style:language-complex="ar" style:country-complex="SA"/>
    </style:style>
    <style:style style:name="P137" style:family="paragraph" style:parent-style-name="Heading_20_2">
      <style:text-properties fo:language="es" fo:country="ES" fo:font-weight="bold" style:font-weight-asian="bold" style:font-weight-complex="bold"/>
    </style:style>
    <style:style style:name="P138" style:family="paragraph" style:parent-style-name="Heading_20_2">
      <style:paragraph-properties fo:margin-left="0cm" fo:margin-right="0cm" fo:text-indent="-0.101cm" style:auto-text-indent="false"/>
    </style:style>
    <style:style style:name="P139" style:family="paragraph" style:parent-style-name="Heading_20_2">
      <style:paragraph-properties fo:margin-left="0cm" fo:margin-right="0cm" fo:text-indent="0.199cm" style:auto-text-indent="false"/>
    </style:style>
    <style:style style:name="P140" style:family="paragraph" style:parent-style-name="Heading_20_2">
      <style:paragraph-properties style:shadow="none" fo:keep-with-next="always" text:number-lines="true" text:line-number="0"/>
      <style:text-properties style:font-name-asian="DejaVu Sans" style:font-name-complex="Lohit Hindi1"/>
    </style:style>
    <style:style style:name="P141" style:family="paragraph" style:parent-style-name="Heading_20_4">
      <style:paragraph-properties text:number-lines="true" text:line-number="0"/>
    </style:style>
    <style:style style:name="P142" style:family="paragraph" style:parent-style-name="Heading_20_3">
      <style:text-properties fo:language="es" fo:country="ES" style:language-complex="ar" style:country-complex="SA"/>
    </style:style>
    <style:style style:name="P143"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44"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45" style:family="paragraph" style:parent-style-name="Quotations" style:list-style-name="L11">
      <style:paragraph-properties fo:text-align="justify" style:justify-single-word="false">
        <style:tab-stops>
          <style:tab-stop style:position="1.453cm"/>
        </style:tab-stops>
      </style:paragraph-properties>
    </style:style>
    <style:style style:name="P146"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47"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48"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49"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P150"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6.501cm" style:type="right" style:leader-style="dotted" style:leader-text="."/>
        </style:tab-stops>
      </style:paragraph-properties>
    </style:style>
    <style:style style:name="P153" style:family="paragraph" style:parent-style-name="Contents_20_3">
      <style:paragraph-properties>
        <style:tab-stops>
          <style:tab-stop style:position="16.002cm" style:type="right" style:leader-style="dotted" style:leader-text="."/>
        </style:tab-stops>
      </style:paragraph-properties>
    </style:style>
    <style:style style:name="P154" style:family="paragraph" style:parent-style-name="Contents_20_4">
      <style:paragraph-properties>
        <style:tab-stops>
          <style:tab-stop style:position="15.503cm" style:type="right" style:leader-style="dotted" style:leader-text="."/>
        </style:tab-stops>
      </style:paragraph-properties>
    </style:style>
    <style:style style:name="P155" style:family="paragraph" style:parent-style-name="codigo">
      <style:paragraph-properties fo:margin-left="1.251cm" fo:margin-right="0.81cm" fo:text-indent="0cm" style:auto-text-indent="false"/>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ffff00"/>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fo:background-color="#ffff00"/>
    </style:style>
    <style:style style:name="T57" style:family="text">
      <style:text-properties style:font-name="Courier 10 Pitch" fo:language="es" fo:country="ES" style:language-complex="ar" style:country-complex="SA"/>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51"><text:a xlink:type="simple" xlink:href="#__RefHeading__1975_954442987" text:style-name="Index_20_Link" text:visited-style-name="Index_20_Link">1 Sistema de paquetes en Debian/Ubuntu<text:tab/>2</text:a></text:p>
          <text:p text:style-name="P152"><text:a xlink:type="simple" xlink:href="#__RefHeading__1977_954442987" text:style-name="Index_20_Link" text:visited-style-name="Index_20_Link">1.1 <text:s/>Paquetes fuente y binarios<text:tab/>2</text:a></text:p>
          <text:p text:style-name="P154"><text:a xlink:type="simple" xlink:href="#__RefHeading__2139_1792442227" text:style-name="Index_20_Link" text:visited-style-name="Index_20_Link">Ventajas del uso de paquetes .deb<text:tab/>3</text:a></text:p>
          <text:p text:style-name="P152"><text:a xlink:type="simple" xlink:href="#__RefHeading__2125_1792442227" text:style-name="Index_20_Link" text:visited-style-name="Index_20_Link">1.2 Nombre y versión de los paquetes<text:tab/>4</text:a></text:p>
          <text:p text:style-name="P152"><text:a xlink:type="simple" xlink:href="#__RefHeading__6557_1792442227" text:style-name="Index_20_Link" text:visited-style-name="Index_20_Link">1.3 Operaciones y estados de paquetes<text:tab/>4</text:a></text:p>
          <text:p text:style-name="P152"><text:a xlink:type="simple" xlink:href="#__RefHeading__2117_1792442227" text:style-name="Index_20_Link" text:visited-style-name="Index_20_Link">1.4 Tipos especiales de paquetes.<text:tab/>5</text:a></text:p>
          <text:p text:style-name="P154"><text:a xlink:type="simple" xlink:href="#__RefHeading__2119_1792442227" text:style-name="Index_20_Link" text:visited-style-name="Index_20_Link">1.4.1 Metapaquetes<text:tab/>5</text:a></text:p>
          <text:p text:style-name="P154"><text:a xlink:type="simple" xlink:href="#__RefHeading__2121_1792442227" text:style-name="Index_20_Link" text:visited-style-name="Index_20_Link">1.4.2 Paquetes virtuales<text:tab/>5</text:a></text:p>
          <text:p text:style-name="P154"><text:a xlink:type="simple" xlink:href="#__RefHeading__2123_1792442227" text:style-name="Index_20_Link" text:visited-style-name="Index_20_Link">1.4.3 Paquetes transicionales o dummy<text:tab/>5</text:a></text:p>
          <text:p text:style-name="P151"><text:a xlink:type="simple" xlink:href="#__RefHeading__1979_954442987" text:style-name="Index_20_Link" text:visited-style-name="Index_20_Link">2 Utilidades de gestión de paquetes.<text:tab/>6</text:a></text:p>
          <text:p text:style-name="P152"><text:a xlink:type="simple" xlink:href="#__RefHeading__2127_1792442227" text:style-name="Index_20_Link" text:visited-style-name="Index_20_Link">2.1 dpkg<text:tab/>7</text:a></text:p>
          <text:p text:style-name="P152"><text:a xlink:type="simple" xlink:href="#__RefHeading__2129_1792442227" text:style-name="Index_20_Link" text:visited-style-name="Index_20_Link">2.2 apt<text:tab/>9</text:a></text:p>
          <text:p text:style-name="P152"><text:a xlink:type="simple" xlink:href="#__RefHeading__2131_1792442227" text:style-name="Index_20_Link" text:visited-style-name="Index_20_Link">2.3 aptitude<text:tab/>10</text:a></text:p>
          <text:p text:style-name="P152"><text:a xlink:type="simple" xlink:href="#__RefHeading__1981_954442987" text:style-name="Index_20_Link" text:visited-style-name="Index_20_Link">2.4 Configuración y ficheros relacionados.<text:tab/>11</text:a></text:p>
          <text:p text:style-name="P153"><text:a xlink:type="simple" xlink:href="#__RefHeading__2133_1792442227" text:style-name="Index_20_Link" text:visited-style-name="Index_20_Link">2.4.1 Archivo sources.list<text:tab/>11</text:a></text:p>
          <text:p text:style-name="P153"><text:a xlink:type="simple" xlink:href="#__RefHeading__6599_1792442227" text:style-name="Index_20_Link" text:visited-style-name="Index_20_Link">2.4.2 Repositorios en Ubuntu<text:tab/>14</text:a></text:p>
          <text:p text:style-name="P153"><text:a xlink:type="simple" xlink:href="#__RefHeading__6612_1792442227" text:style-name="Index_20_Link" text:visited-style-name="Index_20_Link">2.4.3 URIs en Ubuntu<text:tab/>14</text:a></text:p>
          <text:p text:style-name="P153"><text:a xlink:type="simple" xlink:href="#__RefHeading__6614_1792442227" text:style-name="Index_20_Link" text:visited-style-name="Index_20_Link">2.4.4 Distribuciones en Ubuntu<text:tab/>14</text:a></text:p>
          <text:p text:style-name="P153"><text:a xlink:type="simple" xlink:href="#__RefHeading__6616_1792442227" text:style-name="Index_20_Link" text:visited-style-name="Index_20_Link">2.4.5 Secciones en Ubuntu<text:tab/>15</text:a></text:p>
          <text:p text:style-name="P153"><text:a xlink:type="simple" xlink:href="#__RefHeading__2548_1010812929" text:style-name="Index_20_Link" text:visited-style-name="Index_20_Link">2.4.6 Ejemplo sources.list completo en Ubuntu<text:tab/>15</text:a></text:p>
          <text:p text:style-name="P153"><text:a xlink:type="simple" xlink:href="#__RefHeading__2550_1010812929" text:style-name="Index_20_Link" text:visited-style-name="Index_20_Link">Observaciones<text:tab/>16</text:a></text:p>
          <text:p text:style-name="P153"><text:a xlink:type="simple" xlink:href="#__RefHeading__6618_1792442227" text:style-name="Index_20_Link" text:visited-style-name="Index_20_Link">Archivo sources.list en aurex<text:tab/>16</text:a></text:p>
          <text:p text:style-name="P153"><text:a xlink:type="simple" xlink:href="#__RefHeading__2135_1792442227" text:style-name="Index_20_Link" text:visited-style-name="Index_20_Link">Otros ficheros de configuración<text:tab/>17</text:a></text:p>
          <text:p text:style-name="P151"><text:a xlink:type="simple" xlink:href="#__RefHeading__1983_954442987" text:style-name="Index_20_Link" text:visited-style-name="Index_20_Link">3. Debconf y preseed<text:tab/>17</text:a></text:p>
          <text:p text:style-name="P152"><text:a xlink:type="simple" xlink:href="#__RefHeading__2009_954442987" text:style-name="Index_20_Link" text:visited-style-name="Index_20_Link">3.1 <text:s/>Debconf priority y frontend<text:tab/>17</text:a></text:p>
          <text:p text:style-name="P152"><text:a xlink:type="simple" xlink:href="#__RefHeading__2011_954442987" text:style-name="Index_20_Link" text:visited-style-name="Index_20_Link">3.2 <text:s/>Preseed<text:tab/>18</text:a></text:p>
          <text:p text:style-name="P151"><text:a xlink:type="simple" xlink:href="#__RefHeading__2569_1010812929" text:style-name="Index_20_Link" text:visited-style-name="Index_20_Link">4. Búsqueda en diferentes repositorios<text:tab/>19</text:a></text:p>
          <text:p text:style-name="P152"><text:a xlink:type="simple" xlink:href="#__RefHeading__2255_1376798674" text:style-name="Index_20_Link" text:visited-style-name="Index_20_Link">4.1 <text:s/>Estructura de pool<text:tab/>19</text:a></text:p>
          <text:p text:style-name="P152"><text:a xlink:type="simple" xlink:href="#__RefHeading__2257_1376798674" text:style-name="Index_20_Link" text:visited-style-name="Index_20_Link">4.2 <text:s/>Comando apt-cache show<text:tab/>20</text:a></text:p>
          <text:p text:style-name="P152"><text:a xlink:type="simple" xlink:href="#__RefHeading__2277_1376798674" text:style-name="Index_20_Link" text:visited-style-name="Index_20_Link">4.3 packages.ubuntu.com<text:tab/>20</text:a></text:p>
          <text:p text:style-name="P152"><text:a xlink:type="simple" xlink:href="#__RefHeading__2259_1376798674" text:style-name="Index_20_Link" text:visited-style-name="Index_20_Link">4.4 <text:s/>Launchpad<text:tab/>21</text:a></text:p>
          <text:p text:style-name="P152"><text:a xlink:type="simple" xlink:href="#__RefHeading__2261_1376798674" text:style-name="Index_20_Link" text:visited-style-name="Index_20_Link">4.5 <text:s/>PPAs<text:tab/>22</text:a></text:p>
          <text:p text:style-name="P152"><text:a xlink:type="simple" xlink:href="#__RefHeading__2279_1376798674" text:style-name="Index_20_Link" text:visited-style-name="Index_20_Link">4.6 <text:s/>Otras direcciones de interés<text:tab/>23</text:a></text:p>
        </text:index-body>
      </text:table-of-content>
      <text:p text:style-name="P67"/>
      <text:h text:style-name="P135" text:outline-level="1"><text:bookmark-start text:name="__RefHeading__1975_954442987"/>1 Sistema de paquetes en Debian/Ubuntu<text:bookmark-end text:name="__RefHeading__1975_954442987"/></text:h>
      <text:h text:style-name="P136" text:outline-level="2" text:is-list-header="true"><text:bookmark-start text:name="__RefHeading__1977_954442987"/>1.1 <text:s/>Paquetes fuente y binarios<text:bookmark-end text:name="__RefHeading__1977_954442987"/></text:h>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76"><text:bookmark-start text:name="__RefHeading__6550_1792442227"/>Paquetes fuente<text:bookmark-end text:name="__RefHeading__6550_1792442227"/></text:p>
      <text:p text:style-name="P61"><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4"/>
      <text:p text:style-name="P61">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59"/>
      <text:p text:style-name="P59">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59"/>
      <text:p text:style-name="P70"><text:bookmark-start text:name="__RefHeading__6552_1792442227"/><text:soft-page-break/>Paquetes binarios<text:bookmark-end text:name="__RefHeading__6552_1792442227"/></text:p>
      <text:p text:style-name="P59"><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3">En general un paquete binario contiene:</text:p>
      <text:list xml:id="list567352330" text:style-name="L2">
        <text:list-item text:start-value="1">
          <text:p text:style-name="P127">Los ficheros necesarios para utilizar el programa (ejecutables, ficheros de configuración y datos). Todos estos son obtenidos a partir del código fuente facilitado por el autor del programa.</text:p>
        </text:list-item>
        <text:list-item>
          <text:p text:style-name="P127">Los scripts necesarios para hacer la instalación, desinstalación y actualización del paquete de la forma más limpia posible.</text:p>
        </text:list-item>
        <text:list-item>
          <text:p text:style-name="P129">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59">Un paquete Debian contiene tres archivos (como se puede ver con la ejecución del programa <text:span text:style-name="Source_20_Text">ar</text:span>)</text:p>
      <text:list xml:id="list1257158040" text:style-name="L3">
        <text:list-item>
          <text:p text:style-name="P92"><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92"><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93"><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3"/>
      <text:p text:style-name="P13"/>
      <text:h text:style-name="Heading_20_4" text:outline-level="4" text:is-list-header="true"><text:bookmark-start text:name="__RefHeading__2139_1792442227"/>Ventajas del uso de paquetes .deb<text:bookmark-end text:name="__RefHeading__2139_1792442227"/></text:h>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3"/>
      <text:p text:style-name="P59">En un sólo archivo con extensión ".deb" podemos empaquetar todos los ficheros que <text:soft-page-break/>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59"/>
      <text:p text:style-name="P59">Entre los metadatos de cada paquete, encontramos también un número de versión, lo que permite detectar fácilmente la necesidad de actualizaciones y la presencia de nuevas versiones.</text:p>
      <text:p text:style-name="P59"/>
      <text:p text:style-name="P59">Además un paquete Debian puede desinstalarse con un sólo comando, sin dejar rastros y pudiendo también especificar que acciones adicionales se deben efectuar antes y después del proceso de eliminación de ficheros.</text:p>
      <text:p text:style-name="P59"/>
      <text:p text:style-name="P59">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59"/>
      <text:p text:style-name="P59">Perdemos todas estas ventajas cuando instalamos aplicaciones no empaquetadas directamente desde un “tar.gz”.</text:p>
      <text:p text:style-name="P59"/>
      <text:p text:style-name="P24"/>
      <text:h text:style-name="P138" text:outline-level="2" text:is-list-header="true"><text:bookmark-start text:name="__RefHeading__2125_1792442227"/>1.2 Nombre y versión de los paquetes<text:bookmark-end text:name="__RefHeading__2125_1792442227"/></text:h>
      <text:p text:style-name="P68">En Debian todo el software viene en paquetes. Algunas reglas sobre los paquetes: </text:p>
      <text:list xml:id="list1444573776" text:style-name="L4">
        <text:list-item>
          <text:p text:style-name="P94">Los paquetes tienen un nombre y una versión. </text:p>
        </text:list-item>
        <text:list-item>
          <text:p text:style-name="P94">No se puede tener instalados dos paquetes con el mismo nombre y diferente versión, una versión de un mismo paquete reemplaza a otra. </text:p>
        </text:list-item>
        <text:list-item>
          <text:p text:style-name="P94">Cada archivo puede pertenecer a lo sumo a un paquete, nunca a más. </text:p>
        </text:list-item>
        <text:list-item>
          <text:p text:style-name="P96">Un paquete tiene referencias a otros: puede depender de, recomendar o sugerir otros paquetes. </text:p>
        </text:list-item>
      </text:list>
      <text:p text:style-name="P77"/>
      <text:p text:style-name="P77"/>
      <text:h text:style-name="P139" text:outline-level="2" text:is-list-header="true"><text:bookmark-start text:name="__RefHeading__6557_1792442227"/>1.3 Operaciones y estados de paquetes<text:bookmark-end text:name="__RefHeading__6557_1792442227"/></text:h>
      <text:p text:style-name="P65">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5">El primer y el último estado son obvios, el paquete está o no está. </text:p>
      <text:p text:style-name="P65">El del medio es más interesante. En este estado el paquete no está, pero sus archivos de configuración sí. Cuando borranos un paquete normalmente, por defecto pasa a este estado, por lo que si lo volvemos a instalar recuperamos la configuración. Cuando <text:soft-page-break/>estamos seguros que podemos deshacernos de todo rastro de ese paquete entonces hay que no sólo desinstalarlo, sino <text:span text:style-name="Strong_20_Emphasis">purgarlo</text:span>. </text:p>
      <text:p text:style-name="P65"/>
      <text:p text:style-name="P65"/>
      <text:h text:style-name="Heading_20_2" text:outline-level="2" text:is-list-header="true"><text:bookmark-start text:name="__RefHeading__2117_1792442227"/>1.4 Tipos especiales de paquetes.<text:bookmark-end text:name="__RefHeading__2117_1792442227"/></text:h>
      <text:h text:style-name="Heading_20_4" text:outline-level="4"><text:bookmark-start text:name="__RefHeading__2119_1792442227"/>1.4.1 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165269529" text:style-name="L5">
        <text:list-item>
          <text:p text:style-name="P82"><text:span text:style-name="Strong_20_Emphasis"><text:span text:style-name="T29">build-essential</text:span></text:span><text:span text:style-name="T29">: depende del compilador gcc, g++ y otras herramientas de desarrollo como make. </text:span></text:p>
        </text:list-item>
        <text:list-item>
          <text:p text:style-name="P82"><text:span text:style-name="Strong_20_Emphasis"><text:span text:style-name="T50">gnome-devel</text:span></text:span><text:span text:style-name="T50">: depende de todas las librerías de desarrollo de gnome y además de anjuta (el IDE de Gnome).</text:span></text:p>
        </text:list-item>
        <text:list-item>
          <text:p text:style-name="P83"><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076265881" text:style-name="L6">
        <text:list-item>
          <text:p text:style-name="P84"><text:span text:style-name="Strong_20_Emphasis"><text:span text:style-name="T50">kde-devel</text:span></text:span><text:span text:style-name="T50">: lo mismo que el anterior, pero para KDE. </text:span></text:p>
        </text:list-item>
      </text:list>
      <text:list xml:id="list1988585581" text:style-name="L7">
        <text:list-item>
          <text:p text:style-name="P85"><text:span text:style-name="Strong_20_Emphasis"><text:span text:style-name="T50">xorg-dev</text:span></text:span><text:span text:style-name="T50">: contiene tolas las librerias de desarrollo para X.org, muy util para compilar los drivers de nVIDIA.</text:span></text:p>
        </text:list-item>
      </text:list>
      <text:p text:style-name="P23"/>
      <text:p text:style-name="P23"/>
      <text:h text:style-name="P141" text:outline-level="4"><text:bookmark-start text:name="__RefHeading__2121_1792442227"/>1.4.2 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p text:style-name="Text_20_body"/>
      <text:h text:style-name="P141" text:outline-level="4"><text:bookmark-start text:name="__RefHeading__2123_1792442227"/>1.4.3 Paquetes transicionales o dummy<text:bookmark-end text:name="__RefHeading__2123_1792442227"/></text:h>
      <text:list xml:id="list954386773" text:style-name="L8">
        <text:list-header>
          <text:p text:style-name="P97">Son los paquetes que solo se instalan para facilitar transición entre versiones.</text:p>
        </text:list-header>
      </text:list>
      <text:p text:style-name="P64"><text:soft-page-break/>Mediante el comando <text:s/>“<text:span text:style-name="T23">dpkg -l </text:span><text:span text:style-name="T24">| </text:span><text:span text:style-name="T23">grep -i transitional</text:span>” podemos ver los paquetes transicionales que tenemos instalados en nuestro sistema.</text:p>
      <text:p text:style-name="P64">Observa por ejemplo el resultado de la ejecución de:</text:p>
      <text:p text:style-name="P155"><text:s/><text:tab/>$ <text:span text:style-name="T25">apt-cache show dhcp3-server</text:span></text:p>
      <text:p text:style-name="P66"/>
      <text:h text:style-name="Heading_20_1" text:outline-level="1"><text:bookmark-start text:name="__RefHeading__1979_954442987"/>2 Utilidades de gestión de paquetes.<text:bookmark-end text:name="__RefHeading__1979_954442987"/></text:h>
      <text:p text:style-name="Standard"><text:span text:style-name="T56">En cuanto</text:span> a las utilidades para la gestión de paquetes, tenemos dos entornos de trabajo, mediante línea de comandos y mediante la interfaz gráfica.</text:p>
      <text:list xml:id="list1376359532" text:style-name="L9">
        <text:list-item>
          <text:p text:style-name="P113">Línea de comandos o CLI :</text:p>
        </text:list-item>
      </text:list>
      <text:list xml:id="list1430558903" text:style-name="L10">
        <text:list-header>
          <text:p text:style-name="P116"><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16"><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57"><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79"><text:tab/><text:tab/><text:tab/>$ apt-get moo</text:p>
      <text:p text:style-name="P81"><text:span text:style-name="Source_20_Text"><text:span text:style-name="T57"><text:s text:c="11"/>(__) </text:span></text:span></text:p>
      <text:p text:style-name="P80"><text:span text:style-name="Source_20_Text"><text:span text:style-name="T57"><text:s text:c="9"/>(oo) </text:span></text:span></text:p>
      <text:p text:style-name="P80"><text:span text:style-name="Source_20_Text"><text:span text:style-name="T57"><text:s text:c="3"/>/------\/ </text:span></text:span></text:p>
      <text:p text:style-name="P80"><text:span text:style-name="Source_20_Text"><text:span text:style-name="T57"><text:s text:c="2"/>/ | <text:s text:c="3"/>|| <text:s text:c="2"/></text:span></text:span></text:p>
      <text:p text:style-name="P80"><text:span text:style-name="Source_20_Text"><text:span text:style-name="T57"><text:s/>* <text:s/>/\---/\ </text:span></text:span></text:p>
      <text:p text:style-name="P80"><text:span text:style-name="Source_20_Text"><text:span text:style-name="T57"><text:s text:c="4"/>~~ <text:s text:c="2"/>~~ <text:s text:c="2"/></text:span></text:span></text:p>
      <text:p text:style-name="P80"><text:span text:style-name="Source_20_Text"><text:span text:style-name="T57">...."Have you mooed today?"... </text:span></text:span></text:p>
      <text:p text:style-name="P79"><text:tab/><text:tab/><text:tab/>$ aptitude moo</text:p>
      <text:p text:style-name="P75"><text:span text:style-name="T52"><text:tab/><text:tab/><text:tab/></text:span><text:span text:style-name="Source_20_Text"><text:span text:style-name="T52">No hay ningún huevo de pascua en este programa.</text:span></text:span></text:p>
      <text:p text:style-name="P62"><text:tab/><text:tab/><text:tab/></text:p>
      <text:list xml:id="list732973124" text:continue-numbering="true" text:style-name="L10">
        <text:list-header>
          <text:p text:style-name="P114"/>
        </text:list-header>
      </text:list>
      <text:list xml:id="list1039177268" text:continue-list="list1376359532" text:style-name="L9">
        <text:list-item>
          <text:p text:style-name="P113">GUI:</text:p>
        </text:list-item>
      </text:list>
      <text:list xml:id="list96651727" text:continue-list="list732973124" text:style-name="L10">
        <text:list-item>
          <text:p text:style-name="P116"><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16"><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text:soft-page-break/>repositorios remotos</text:p>
        </text:list-item>
        <text:list-item>
          <text:p text:style-name="P116"><text:span text:style-name="T41">update-manager : </text:span>El update-manager es una aplicación que ayuda a los usuarios a mantener su sistema actualizado, notificandole cuando encuentra actualizaciones disponibles</text:p>
        </text:list-item>
        <text:list-item>
          <text:p text:style-name="P116"><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7" text:outline-level="2" text:is-list-header="true"><text:bookmark-start text:name="__RefHeading__2127_1792442227"/>2.1 dpkg<text:bookmark-end text:name="__RefHeading__2127_1792442227"/></text:h>
      <text:p text:style-name="P69"><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68"/>
      <text:p text:style-name="P55"><text:tab/><text:tab/>$ sudo dpkg -i paquete_version.deb</text:p>
      <text:p text:style-name="P30"/>
      <text:p text:style-name="P33"><text:span text:style-name="T1">Otros usos del comando </text:span><text:span text:style-name="T4">dpkg</text:span><text:span text:style-name="T1">:</text:span></text:p>
      <text:p text:style-name="P31">Consultas</text:p>
      <table:table table:name="Table1" table:style-name="Table1">
        <table:table-column table:style-name="Table1.A"/>
        <table:table-column table:style-name="Table1.B"/>
        <table:table-row>
          <table:table-cell table:style-name="Table1.A1" office:value-type="string">
            <text:p text:style-name="P34">dpkg <text:s/>-l</text:p>
          </table:table-cell>
          <table:table-cell table:style-name="Table1.A1" office:value-type="string">
            <text:p text:style-name="P53">lista los paquetes instalados y sus versiones.(este comando combinado con grep es de gran utilidad)</text:p>
          </table:table-cell>
        </table:table-row>
        <table:table-row>
          <table:table-cell table:style-name="Table1.A1" office:value-type="string">
            <text:p text:style-name="P36"><text:span text:style-name="T1">dpkg <text:s/>-s </text:span><text:span text:style-name="T2">paquete</text:span></text:p>
          </table:table-cell>
          <table:table-cell table:style-name="Table1.A1" office:value-type="string">
            <text:p text:style-name="P50">muestra ver el estado de un paquete, información sobre la versión, campos de descripción</text:p>
          </table:table-cell>
        </table:table-row>
        <table:table-row>
          <table:table-cell table:style-name="Table1.A1" office:value-type="string">
            <text:p text:style-name="P36"><text:span text:style-name="T1">dpkg <text:s/>-L </text:span><text:span text:style-name="T2">paquete</text:span></text:p>
          </table:table-cell>
          <table:table-cell table:style-name="Table1.A1" office:value-type="string">
            <text:p text:style-name="P52">Permite ver los archivos pertenecientes a un paquete</text:p>
          </table:table-cell>
        </table:table-row>
        <table:table-row>
          <table:table-cell table:style-name="Table1.A1" office:value-type="string">
            <text:p text:style-name="P37"><text:span text:style-name="T1">dpkg -S </text:span><text:span text:style-name="T2">fichero</text:span></text:p>
          </table:table-cell>
          <table:table-cell table:style-name="Table1.A1" office:value-type="string">
            <text:p text:style-name="P52">Permite saber a qué paquete pertenece un determinado fichero.</text:p>
            <text:p text:style-name="P52">P.e: <text:s text:c="4"/>dpkg -S /usr/bin/vim.gnome</text:p>
          </table:table-cell>
        </table:table-row>
        <table:table-row>
          <table:table-cell table:style-name="Table1.A1" office:value-type="string">
            <text:p text:style-name="P35">dpkg –get-selections<text:tab/>paquete</text:p>
          </table:table-cell>
          <table:table-cell table:style-name="Table1.A1" office:value-type="string">
            <text:p text:style-name="P50">permite obtener un listado de todos los paquetes instalados</text:p>
          </table:table-cell>
        </table:table-row>
        <table:table-row table:style-name="Table1.6">
          <table:table-cell table:style-name="Table1.A1" office:value-type="string">
            <text:p text:style-name="P25">dpkg -c paquete-no-instalado.deb</text:p>
            <text:p text:style-name="P56"/>
          </table:table-cell>
          <table:table-cell table:style-name="Table1.B6" office:value-type="string">
            <text:p text:style-name="P51">listado de los componentes que provee un paquete antes de ser instalado</text:p>
          </table:table-cell>
        </table:table-row>
        <table:table-row>
          <table:table-cell table:style-name="Table1.A1" office:value-type="string">
            <text:p text:style-name="P26">dpkg -S /elemento/en/sistema</text:p>
            <text:p text:style-name="P56"/>
          </table:table-cell>
          <table:table-cell table:style-name="Table1.A1" office:value-type="string">
            <text:p text:style-name="P51">saber a que paquete pertenece un fichero u otro componente instalado en el sistema</text:p>
          </table:table-cell>
        </table:table-row>
        <table:table-row>
          <table:table-cell table:style-name="Table1.A1" office:value-type="string">
            <text:p text:style-name="P26">dpkg --compare-versions ver1 op <text:soft-page-break/>ver2 </text:p>
          </table:table-cell>
          <table:table-cell table:style-name="Table1.A1" office:value-type="string">
            <text:p text:style-name="P49"><text:span text:style-name="T29">Compara números de versión, <text:s/>donde <text:s/></text:span><text:span text:style-name="Emphasis"><text:span text:style-name="T29">op</text:span></text:span><text:span text:style-name="T29"> <text:s/></text:span><text:soft-page-break/><text:span text:style-name="T29">es <text:s/>un <text:s/>operador <text:s/>binario.</text:span></text:p>
            <text:p text:style-name="P52">Devuelve <text:s/>éxito <text:s/>(cero) <text:s/>si la condición especificada se cumple, y fallo (resultado distinto de cero) si <text:s/>no. <text:s/></text:p>
            <text:p text:style-name="P49"><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2"/>
          </table:table-cell>
        </table:table-row>
      </table:table>
      <text:p text:style-name="P38"/>
      <text:p text:style-name="P32"><text:tab/></text:p>
      <text:p text:style-name="P27">Instalación:</text:p>
      <table:table table:name="Table2" table:style-name="Table2">
        <table:table-column table:style-name="Table2.A"/>
        <table:table-column table:style-name="Table2.B"/>
        <table:table-row table:style-name="Table2.1">
          <table:table-cell table:style-name="Table2.A1" office:value-type="string">
            <text:p text:style-name="P25">dpkg -i paquete-no-instalado.deb</text:p>
          </table:table-cell>
          <table:table-cell table:style-name="Table2.A1" office:value-type="string">
            <text:p text:style-name="P45">Instalar un paquete</text:p>
          </table:table-cell>
        </table:table-row>
        <table:table-row table:style-name="Table2.1">
          <table:table-cell table:style-name="Table2.A1" office:value-type="string">
            <text:p text:style-name="P25">dpkg -Gi paquete-no-instalado.deb</text:p>
          </table:table-cell>
          <table:table-cell table:style-name="Table2.A1" office:value-type="string">
            <text:p text:style-name="P45">Instalar o actualizar un paquete .deb</text:p>
          </table:table-cell>
        </table:table-row>
        <table:table-row table:style-name="Table2.1">
          <table:table-cell table:style-name="Table2.A1" office:value-type="string">
            <text:p text:style-name="P25">dpkg -x paquete-no-instalado.deb</text:p>
          </table:table-cell>
          <table:table-cell table:style-name="Table2.A1" office:value-type="string">
            <text:p text:style-name="P45">Extraer el contenido, sin instalar</text:p>
          </table:table-cell>
        </table:table-row>
        <table:table-row table:style-name="Table2.1">
          <table:table-cell table:style-name="Table2.A1" office:value-type="string">
            <text:p text:style-name="P25">dpkg -R ~/Downloads/</text:p>
          </table:table-cell>
          <table:table-cell table:style-name="Table2.A1" office:value-type="string">
            <text:p text:style-name="P46">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5">dpkg-reconfigure</text:p>
          </table:table-cell>
          <table:table-cell table:style-name="Table2.A1" office:value-type="string">
            <text:p text:style-name="P48">Vuelve a configurar un paquete ya instalado (si utiliza debconf)</text:p>
            <text:p text:style-name="P46"/>
          </table:table-cell>
        </table:table-row>
      </table:table>
      <text:p text:style-name="P37"/>
      <text:p text:style-name="P27">Desinstalación:</text:p>
      <table:table table:name="Table3" table:style-name="Table3">
        <table:table-column table:style-name="Table3.A"/>
        <table:table-column table:style-name="Table3.B"/>
        <table:table-row table:style-name="Table3.1">
          <table:table-cell table:style-name="Table3.A1" office:value-type="string">
            <text:p text:style-name="P29">dpkg -r paquete</text:p>
          </table:table-cell>
          <table:table-cell table:style-name="Table3.A1" office:value-type="string">
            <text:p text:style-name="P52">Desinstala un paquete sin borrar los archivos de configuración.</text:p>
          </table:table-cell>
        </table:table-row>
        <table:table-row table:style-name="Table3.1">
          <table:table-cell table:style-name="Table3.A1" office:value-type="string">
            <text:p text:style-name="P37"><text:span text:style-name="T1">dpkg [-P|-purge] <text:s/></text:span><text:span text:style-name="T2">paquete</text:span></text:p>
          </table:table-cell>
          <table:table-cell table:style-name="Table3.A1" office:value-type="string">
            <text:p text:style-name="P50">Elimina un paquete y sus ficheros de configuración.</text:p>
          </table:table-cell>
        </table:table-row>
      </table:table>
      <text:p text:style-name="P32"/>
      <text:p text:style-name="P33"><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oft-page-break/><text:span text:style-name="T1">problema podemos ejecutar:</text:span></text:p>
      <text:p text:style-name="P30"/>
      <text:p text:style-name="P55"><text:tab/><text:tab/>$ sudo aptitude -f install</text:p>
      <text:p text:style-name="P41"><text:tab/></text:p>
      <text:p text:style-name="P15"><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6"/>
      <text:h text:style-name="Heading_20_2" text:outline-level="2" text:is-list-header="true"><text:bookmark-start text:name="__RefHeading__2129_1792442227"/>2.2 apt<text:bookmark-end text:name="__RefHeading__2129_1792442227"/></text:h>
      <text:p text:style-name="P16">Apt se compone de varios comandos (apt-cache, apt-extracttemplates, apt-key, apt-cdrom, apt-ftparchive, apt-mark, apt-config, apt-get y apt-sortpkgs).</text:p>
      <text:p text:style-name="P15"><text:span text:style-name="T4">apt-get</text:span><text:span text:style-name="T6">:</text:span> se encarga de instalar y desinstalar paquetes, los descarga de un mirror, indicado en /etc/apt/sources.list) y los instala con dpkg. Es una herramienta con gran cantidad de opciones:</text:p>
      <text:p text:style-name="P15"/>
      <text:list xml:id="list1452397474" text:style-name="L11">
        <text:list-item>
          <text:p text:style-name="P145"><text:span text:style-name="T40">apt-get update</text:span> Esta opcion actualiza la lista de paquetes de los mirrors que hay en /etc/apt/sources.list, de esta forma se determina si han habido actualizaciones de paquetes.</text:p>
        </text:list-item>
        <text:list-item>
          <text:p text:style-name="P145"><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45"><text:span text:style-name="T40">apt-get install</text:span><text:span text:style-name="T43">. D</text:span>escarga e instala paquetes. </text:p>
        </text:list-item>
        <text:list-item>
          <text:p text:style-name="P145"><text:span text:style-name="T40">apt-get remove</text:span>. Elimina paquetes, pero no su configuración. </text:p>
        </text:list-item>
        <text:list-item>
          <text:p text:style-name="P145"><text:span text:style-name="T40">apt-get autoremove</text:span>. Borra un paquete y todas sus dependencias.</text:p>
        </text:list-item>
        <text:list-item>
          <text:p text:style-name="P145"><text:span text:style-name="T40">apt-get purge</text:span>. Elimina paquetes, junto con todas sus configuraciones.</text:p>
        </text:list-item>
        <text:list-item>
          <text:p text:style-name="P145"><text:span text:style-name="T40">apt-get source</text:span>. Descarga el codigo fuente de un paquete.</text:p>
        </text:list-item>
        <text:list-item>
          <text:p text:style-name="P145"><text:soft-page-break/><text:span text:style-name="T40">apt-get clean</text:span>. Borra archivos temporales de apt-get (paquetes descargados).</text:p>
        </text:list-item>
        <text:list-item>
          <text:p text:style-name="P145"><text:span text:style-name="T40">apt-get check</text:span>. Comprueba que no haya dependencias incumplidas.</text:p>
        </text:list-item>
        <text:list-item>
          <text:p text:style-name="P145"><text:span text:style-name="T40">apt-get -f install</text:span><text:span text:style-name="T47"> (sin nombre de paquete)</text:span><text:span text:style-name="T43">.</text:span><text:span text:style-name="T40"> </text:span>Arregla las dependencias incumplidas</text:p>
        </text:list-item>
      </text:list>
      <text:p text:style-name="P18"><text:span text:style-name="T4">Apt-cache</text:span><text:span text:style-name="T6">:</text:span> busca paquetes en el caché local.</text:p>
      <text:list xml:id="list1849155403" text:continue-list="list1452397474" text:style-name="L11">
        <text:list-item text:start-value="1">
          <text:p text:style-name="P146"><text:span text:style-name="T40">apt-cache search </text:span><text:span text:style-name="T47">patrón</text:span>: Busca coincidencias en los nombres y descripciones de paquetes conocidos</text:p>
        </text:list-item>
        <text:list-item>
          <text:p text:style-name="P146"><text:span text:style-name="T40">apt-cache show </text:span><text:span text:style-name="T47">paquete</text:span>: Muestra la informacion sobre un paquete</text:p>
        </text:list-item>
        <text:list-item>
          <text:p text:style-name="P146"><text:span text:style-name="T40">apt-cache showsrc</text:span>: Muestra informacion sobre un paquete fuente</text:p>
        </text:list-item>
        <text:list-item>
          <text:p text:style-name="P147"><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46"><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9"/>
      <text:p text:style-name="P21"><text:span text:style-name="T41">Apt-file</text:span>:</text:p>
      <text:list xml:id="list2064721459" text:continue-list="list1849155403" text:style-name="L11">
        <text:list-item text:start-value="1">
          <text:p text:style-name="P149"><text:span text:style-name="T41">apt-file search filename:</text:span> muestra a qué paquete pertenece un determinado archivo. Similar a dpkg -S pero tambien muestra paquetes sin instalar que contengan ese archivo.</text:p>
        </text:list-item>
        <text:list-item>
          <text:p text:style-name="P149"><text:span text:style-name="T41">apt-file <text:s/>list paquete:</text:span> lista en contenido de un paquete. <text:s/>Similar a dpkg -L pero también muestra el contenido de paquetes sin instalar</text:p>
          <text:p text:style-name="P149"/>
        </text:list-item>
      </text:list>
      <text:h text:style-name="Heading_20_2" text:outline-level="2" text:is-list-header="true"><text:bookmark-start text:name="__RefHeading__2131_1792442227"/>2.3 aptitude<text:bookmark-end text:name="__RefHeading__2131_1792442227"/></text:h>
      <text:list xml:id="list214135557" text:continue-list="list2064721459" text:style-name="L11">
        <text:list-item text:start-value="1">
          <text:p text:style-name="P147"><text:span text:style-name="T41">aptitude</text:span>: Al ejecutarlo sin argumentos muestra una interfaz para buscar, navegar, instalar, actualizar y realizar otras tareas de administración de paquetes. </text:p>
        </text:list-item>
        <text:list-item>
          <text:p text:style-name="P146"><text:span text:style-name="T41">aptitude update</text:span>: Actualiza las listas de paquetes locales. </text:p>
        </text:list-item>
        <text:list-item>
          <text:p text:style-name="P147"><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49"><text:span text:style-name="T41">aptitude install</text:span>: Instala los paquetes, junto con las dependencias necesarias. </text:p>
        </text:list-item>
        <text:list-item>
          <text:p text:style-name="P146"><text:span text:style-name="T41">aptitude remove</text:span>: Elimina paquetes junto con las dependencias que queden huérfanas. </text:p>
        </text:list-item>
        <text:list-item>
          <text:p text:style-name="P146"><text:span text:style-name="T41">aptitude purge</text:span>: Elimina paquetes y dependencias huérfanas junto con los ficheros de configuración. </text:p>
        </text:list-item>
        <text:list-item>
          <text:p text:style-name="P146"><text:span text:style-name="T41">aptitude search</text:span>: Busca paquetes en las listas de paquetes locales de apt. </text:p>
        </text:list-item>
        <text:list-item>
          <text:p text:style-name="P146"><text:span text:style-name="T41">aptitude clean</text:span>: Elimina los ficheros temporales descargados para instalar software. </text:p>
        </text:list-item>
        <text:list-item>
          <text:p text:style-name="P146"><text:span text:style-name="T41">aptitude dist-upgrade</text:span>: Actualiza paquetes, incluso si eso significa que debe desinstalar otros. </text:p>
        </text:list-item>
        <text:list-item>
          <text:p text:style-name="P146"><text:span text:style-name="T41">aptitude show</text:span>: Muestra detalles acerca del paquete nombrado. </text:p>
        </text:list-item>
        <text:list-item>
          <text:p text:style-name="P146"><text:span text:style-name="T41">aptitude autoclean</text:span>: Elimina los paquetes deb obsoletos. </text:p>
        </text:list-item>
        <text:list-item>
          <text:p text:style-name="P146"><text:span text:style-name="T41">aptitude hold</text:span>: Fuerza a que un paquete permanezca en su versión actual, y no se actualice. </text:p>
          <text:p text:style-name="P148"/>
        </text:list-item>
      </text:list>
      <text:h text:style-name="Heading_20_2" text:outline-level="2" text:is-list-header="true"><text:bookmark-start text:name="__RefHeading__1981_954442987"/>2.4 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2.4.1 Archivo sources.list<text:bookmark-end text:name="__RefHeading__2133_1792442227"/></text:h>
      <text:p text:style-name="P43"><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3">El fichero contiene un repositorio por línea, teniendo estas una estructura determinada:</text:p>
      <text:p text:style-name="P28"><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348073092" text:style-name="L12">
        <text:list-item>
          <text:p text:style-name="P86">En el primer campo se indica el <text:span text:style-name="T41">tipo de paquetes</text:span> que contiene la fuente: </text:p>
        </text:list-item>
      </text:list>
      <text:list xml:id="list1566475577" text:style-name="L13">
        <text:list-item>
          <text:list>
            <text:list-item>
              <text:list>
                <text:list-item>
                  <text:list>
                    <text:list-item>
                      <text:list>
                        <text:list-item text:start-value="1">
                          <text:p text:style-name="P98"><text:span text:style-name="T45">deb</text:span> (binarios)</text:p>
                        </text:list-item>
                        <text:list-item>
                          <text:p text:style-name="P99"><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1174004307" text:continue-list="list348073092" text:style-name="L12">
        <text:list-item>
          <text:p text:style-name="P86">El <text:span text:style-name="T41">URI</text:span> o servidor de internet que contienen los pool de la distribución, puediendo soportar diferentes protocolos.</text:p>
        </text:list-item>
      </text:list>
      <text:list xml:id="list1725719393" text:continue-list="list1566475577" text:style-name="L13">
        <text:list-item>
          <text:list>
            <text:list-item>
              <text:list>
                <text:list-item>
                  <text:list>
                    <text:list-item>
                      <text:list>
                        <text:list-item text:start-value="1">
                          <text:p text:style-name="P100"><text:span text:style-name="Strong_20_Emphasis"><text:span text:style-name="T30">file: </text:span></text:span><text:span text:style-name="T31">indica que el repositorio es un directorio local</text:span><text:span text:style-name="T29">.</text:span></text:p>
                        </text:list-item>
                        <text:list-item>
                          <text:p text:style-name="P100"><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100"><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01"><text:span text:style-name="T41">ftp: </text:span>especifica un servidor FTP como pool remoto. </text:p>
                        </text:list-item>
                        <text:list-item>
                          <text:p text:style-name="P100"><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2158745549" text:continue-list="list1174004307" text:style-name="L12">
        <text:list-item>
          <text:p text:style-name="P86">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389587265" text:continue-list="list1725719393" text:style-name="L13">
        <text:list-item>
          <text:list>
            <text:list-item>
              <text:list>
                <text:list-item>
                  <text:list>
                    <text:list-item>
                      <text:list>
                        <text:list-item text:start-value="1">
                          <text:p text:style-name="P102">precise: contiene las versiones de los paquetes correspondientes a la fecha de la liberación de la distribución </text:p>
                        </text:list-item>
                        <text:list-item text:start-value="1">
                          <text:p text:style-name="P102"><text:span text:style-name="T42">precise</text:span>-security: contiene las actualizaciones de seguridad</text:p>
                        </text:list-item>
                        <text:list-item>
                          <text:p text:style-name="P102"><text:span text:style-name="T42">precise</text:span>-updates: contiene las actualizaciones recomendadas</text:p>
                        </text:list-item>
                      </text:list>
                    </text:list-item>
                  </text:list>
                </text:list-item>
              </text:list>
            </text:list-item>
          </text:list>
        </text:list-item>
      </text:list>
      <text:list xml:id="list696532878" text:style-name="L14">
        <text:list-header>
          <text:p text:style-name="P103"/>
        </text:list-header>
      </text:list>
      <text:p text:style-name="P72"><text:bookmark text:name=":111"/>Disponemos tambien de dos distribuciones más que contienen versiones no oficialmente soportadas. Se trata de “proposed” y “backports”. En el ejemplo anterior, para precise tendríamos:</text:p>
      <text:list xml:id="list348536524" text:continue-list="list389587265" text:style-name="L13">
        <text:list-item>
          <text:list>
            <text:list-item>
              <text:list>
                <text:list-item>
                  <text:list>
                    <text:list-item>
                      <text:list>
                        <text:list-item>
                          <text:p text:style-name="P102">precise-proposed</text:p>
                        </text:list-item>
                        <text:list-item>
                          <text:p text:style-name="P102">precise-backports</text:p>
                          <text:p text:style-name="P102"><text:soft-page-break/></text:p>
                        </text:list-item>
                      </text:list>
                    </text:list-item>
                  </text:list>
                </text:list-item>
              </text:list>
            </text:list-item>
          </text:list>
        </text:list-item>
      </text:list>
      <text:p text:style-name="P72"><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2"/>
      <text:list xml:id="list1417020480" text:continue-list="list2158745549" text:style-name="L12">
        <text:list-item>
          <text:p text:style-name="P104">Las <text:span text:style-name="T41">secciones en las que se divide cada rama</text:span>. Estas secciones varían entre Ubuntu y Debian.</text:p>
        </text:list-item>
      </text:list>
      <text:p text:style-name="P74">Ubuntu:</text:p>
      <text:list xml:id="list2027142704" text:continue-list="list348536524" text:style-name="L13">
        <text:list-item>
          <text:list>
            <text:list-item>
              <text:list>
                <text:list-item>
                  <text:list>
                    <text:list-item>
                      <text:list>
                        <text:list-item text:start-value="1">
                          <text:p text:style-name="P102"><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02"><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02"><text:span text:style-name="T40">universe</text:span>: (Ubuntu) <text:s/>programas mantenidos por la comunidad. Normalmente están sacados directamente de Debian y no están asignados a ninún desarrollador de Ubuntu.</text:p>
                        </text:list-item>
                        <text:list-item>
                          <text:p text:style-name="P102"><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3"><text:span text:style-name="T32">Debian:</text:span><text:tab/></text:p>
      <text:list xml:id="list1773874940" text:continue-numbering="true" text:style-name="L13">
        <text:list-item>
          <text:list>
            <text:list-item>
              <text:list>
                <text:list-item>
                  <text:list>
                    <text:list-item>
                      <text:list>
                        <text:list-item>
                          <text:p text:style-name="P100"><text:span text:style-name="T41">main</text:span><text:span text:style-name="T44">: con el mismo significado que en Ubuntu</text:span></text:p>
                        </text:list-item>
                        <text:list-item>
                          <text:p text:style-name="P102"><text:span text:style-name="T41">contrib:</text:span> se puede encontrar software libre, pero depende de alguna forma de un paquete que no es totalmente libre.</text:p>
                        </text:list-item>
                        <text:list-item>
                          <text:p text:style-name="P100"><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2150676443" text:continue-list="list1417020480" text:style-name="L12">
        <text:list-header>
          <text:p text:style-name="P130"/>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2.4.2 Repositorios en Ubuntu<text:bookmark-end text:name="__RefHeading__6599_1792442227"/></text:h>
      <text:p text:style-name="P8">Formato de líneas</text:p>
      <text:p text:style-name="Standard">deb|deb-src uri distrib [sección1] [sección2] […]</text:p>
      <text:list xml:id="list884210682" text:style-name="L15">
        <text:list-item>
          <text:p text:style-name="P117">deb|deb-src : indica si se trata de un repositorio de paquetes binarios o fuente</text:p>
        </text:list-item>
        <text:list-item>
          <text:p text:style-name="P117">uri: identifica la ubicación y el protocolo de acceso al repositorio. Se soportan diversos protocolos (http, file, ftp, ssh, cdrom)</text:p>
        </text:list-item>
        <text:list-item>
          <text:p text:style-name="P117">distrib: distribución</text:p>
        </text:list-item>
        <text:list-item>
          <text:p text:style-name="P117">sección1, sección2: secciones</text:p>
        </text:list-item>
      </text:list>
      <text:p text:style-name="P5"/>
      <text:h text:style-name="P142" text:outline-level="3"><text:bookmark-start text:name="__RefHeading__6612_1792442227"/>2.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43" text:outline-level="3"><text:bookmark-start text:name="__RefHeading__6614_1792442227"/>2.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2033274905" text:style-name="L16">
        <text:list-item>
          <text:p text:style-name="P118">precise</text:p>
        </text:list-item>
        <text:list-item>
          <text:p text:style-name="P118">precise-updates</text:p>
        </text:list-item>
        <text:list-item>
          <text:p text:style-name="P118">precise-security</text:p>
        </text:list-item>
      </text:list>
      <text:p text:style-name="Standard">Y otras dos distribuciones <text:span text:style-name="T41">sin soporte oficial</text:span>:</text:p>
      <text:list xml:id="list763783823" text:style-name="L17">
        <text:list-item>
          <text:p text:style-name="P119">precise-backports</text:p>
        </text:list-item>
        <text:list-item>
          <text:p text:style-name="P119">precise-proposed</text:p>
        </text:list-item>
      </text:list>
      <text:p text:style-name="P8"/>
      <text:p text:style-name="P9">Repositiorios de terceros (partner y extras)</text:p>
      <text:p text:style-name="Standard">Solo tienen una distribución :</text:p>
      <text:list xml:id="list1953828302" text:style-name="L18">
        <text:list-item>
          <text:p text:style-name="P120">precise</text:p>
          <text:p text:style-name="P121"/>
        </text:list-item>
      </text:list>
      <text:h text:style-name="P143" text:outline-level="3"><text:bookmark-start text:name="__RefHeading__6616_1792442227"/><text:soft-page-break/>2.4.5 Secciones en Ubuntu<text:bookmark-end text:name="__RefHeading__6616_1792442227"/></text:h>
      <text:p text:style-name="P6">Repositorio principal</text:p>
      <text:list xml:id="list1652755819" text:style-name="L19">
        <text:list-item>
          <text:p text:style-name="P124">main</text:p>
        </text:list-item>
        <text:list-item>
          <text:p text:style-name="P124">restricted</text:p>
        </text:list-item>
        <text:list-item>
          <text:p text:style-name="P124">universe</text:p>
        </text:list-item>
        <text:list-item>
          <text:p text:style-name="P124">multiverse</text:p>
        </text:list-item>
      </text:list>
      <text:p text:style-name="P10"/>
      <text:p text:style-name="P9">Repositorio Partner </text:p>
      <text:list xml:id="list1308973456" text:continue-numbering="true" text:style-name="L19">
        <text:list-item>
          <text:p text:style-name="P124">sólo tiene sección 'partner'</text:p>
          <text:p text:style-name="P115"/>
        </text:list-item>
      </text:list>
      <text:p text:style-name="Standard"><text:span text:style-name="T11">Respositorio Extra</text:span> </text:p>
      <text:list xml:id="list631851776" text:continue-numbering="true" text:style-name="L19">
        <text:list-item>
          <text:p text:style-name="P124">sólo tiene sección 'main'</text:p>
        </text:list-item>
      </text:list>
      <text:p text:style-name="P60"/>
      <text:h text:style-name="Heading_20_3" text:outline-level="3"><text:bookmark-start text:name="__RefHeading__2548_1010812929"/>2.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3" text:outline-level="3"><text:bookmark-start text:name="__RefHeading__2550_1010812929"/>Observaciones<text:bookmark-end text:name="__RefHeading__2550_1010812929"/></text:h>
      <text:list xml:id="list1455950396" text:style-name="L20">
        <text:list-item>
          <text:p text:style-name="P87">Si no se requiere acceso al código fuente de los paquetes (por ejemplo un servidor o equipo en producción en el que no se va a desarrollara nada), podrían omitirse las líneas correspondientes a los repositorios fuente (deb-src)</text:p>
        </text:list-item>
        <text:list-item>
          <text:p text:style-name="P87">El host archive.ubuntu.com puede sustituirse por cualquier otro mirror, como los mirrors nacionales (por ejemplo, es.archive.ubuntu.com)</text:p>
        </text:list-item>
        <text:list-item>
          <text:p text:style-name="P87">Para las versiones que han dejado de estar soportadas y no tienen ya actualizaciones, en el sources.list, hay que sustituir archive.ubuntu.com por old‑releases.ubuntu.com</text:p>
          <text:p text:style-name="P88"/>
        </text:list-item>
      </text:list>
      <text:h text:style-name="Heading_20_3" text:outline-level="3"><text:bookmark-start text:name="__RefHeading__6618_1792442227"/>Archivo sources.list en aurex<text:bookmark-end text:name="__RefHeading__6618_1792442227"/></text:h>
      <text:p text:style-name="P67">Aunque no es del todo incorrecto llamarla distribución, el planteamiento de aurex es más bien el de un add-on o complemento para Ubuntu.</text:p>
      <text:p text:style-name="P67">El repositorio de aurex, no es « autocontenido », es decir, contiene sólo los paquetes que le son específicos, lo que puede ser por tres motivos :</text:p>
      <text:list xml:id="list725184437" text:style-name="L21">
        <text:list-item>
          <text:p text:style-name="P89">Paquetes creados explicitamente para aurex y que no se encuentran en ningún otro sitio (metapaquetes , « branding » y algunos desarrollos puntuales específicos)</text:p>
        </text:list-item>
        <text:list-item>
          <text:p text:style-name="P89"/>
        </text:list-item>
      </text:list>
      <text:p text:style-name="P67"><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P144" text:outline-level="3"><text:bookmark-start text:name="__RefHeading__2135_1792442227"/><text:soft-page-break/>Otros ficheros de configuración<text:bookmark-end text:name="__RefHeading__2135_1792442227"/></text:h>
      <text:list xml:id="list1485073936" text:style-name="L22">
        <text:list-item>
          <text:list>
            <text:list-header>
              <text:p text:style-name="P106">Además del sources.list existen otros ficheros y directorios para configurar y personalizar la gestión de los paquetes en el sistema.</text:p>
              <text:p text:style-name="P108"><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09"><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09"><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09"><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09"><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61"><text:span text:style-name="T1">Debconf puede describirse como un gestor de configuraciones para paquetes Debian. Contiene una base de datos (backend) y una interfaz de usuario (frontend). El frontend puede ser de distintos tipos (desde texto simple hasta otros más sofisticados).</text:span></text:p>
      <text:p text:style-name="P59">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59">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59">Desde este punto de vista, existen varias características de debconf especialmente interesantes: priority, frontend y el preseeding</text:p>
      <text:p text:style-name="P59"/>
      <text:h text:style-name="Heading_20_2" text:outline-level="2" text:is-list-header="true"><text:bookmark-start text:name="__RefHeading__2009_954442987"/>3.1 <text:s/>Debconf priority y frontend<text:bookmark-end text:name="__RefHeading__2009_954442987"/></text:h>
      <text:p text:style-name="P59">Cada una de las preguntas que realiza un programa mediante debconf tiene asignada una determinada prioridad.. Los valores posibles son: critical, high, medium y low, y es el programador de la aplicación quien los establece. No obstante, para simplificar la instalación de los programas, el administrador puede establecer cual es la prioridad <text:soft-page-break/>mínima que debe tener una pregunta de debconf para que se muestre, de manera que las que las de menor prioridad no se preguntarán, asumiéndose los valores anteriores o predeterminados si los hay.</text:p>
      <text:p text:style-name="P59">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59">Podemos ajustar tanto la prioriity como el frontend por defecto para todo el sistema ejecutando:</text:p>
      <text:p text:style-name="P78"><text:tab/>dpk-reconfigure debconf</text:p>
      <text:p text:style-name="P59">En lugar de este comando, podemos establecer también estos valores solo para la configuración de un paquete concreto, sin afectar a los valores por defecto del sistema.</text:p>
      <text:p text:style-name="P59">Esto se consigue usando las opciones --priority=&lt;VALUE&gt; y –frontend=&lt;VALUE&gt; del comando dpkg-reconfigure.</text:p>
      <text:p text:style-name="P59">Por ejemplo, podemos reconfigurar la configuración del teclado en la consola <text:s/>mediante el comando:</text:p>
      <text:p text:style-name="P78"><text:tab/>dpkg-reconfigure console-setup</text:p>
      <text:p text:style-name="P59">Podemos ver la diferencia si ejecutamos:</text:p>
      <text:p text:style-name="codigo"><text:tab/>dpkg-reconfigure –priority=high console-setup</text:p>
      <text:p text:style-name="P13">o <text:s/>incluso</text:p>
      <text:p text:style-name="codigo"><text:tab/>dpkg-reconfigure –frontend=noninteractive console-setup</text:p>
      <text:p text:style-name="Text_20_body"/>
      <text:h text:style-name="Heading_20_2" text:outline-level="2" text:is-list-header="true"><text:bookmark-start text:name="__RefHeading__2011_954442987"/>3.2 <text:s/>Preseed<text:bookmark-end text:name="__RefHeading__2011_954442987"/></text:h>
      <text:p text:style-name="P59">Otra de las posibilidades de debconf para automatizar el proceso de instalación de paquetes, es la capacidad de precargar de antemano las respuestas en la base de datos.</text:p>
      <text:p text:style-name="P59">Este mecanismo se conoce como debconf preseeding, o simplemente preseed cuando nos referimos concretamente a las respuestas que queremos inyectar.</text:p>
      <text:p text:style-name="P59">Para curiosear y extraer respuestas de la base de datos de debconf podemos usar la utilidad debconf-get-selections y <text:s/>paquete debconf-utils.</text:p>
      <text:p text:style-name="P59">Por ejemplo, para seguir con el mismo paquete que en el ejemplo anterior:</text:p>
      <text:p text:style-name="P78"><text:tab/>debconf-get-selections |grep console-setup</text:p>
      <text:p text:style-name="P59">nos muestra las respuestas actuales sobre la configuración del teclado, consola etc .</text:p>
      <text:p text:style-name="P59">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59">Para introducir un fichero de preseed disponemos del comando debconf-set-selections del propio paquete debconf.</text:p>
      <text:p text:style-name="P13"/>
      <text:p text:style-name="P13"><text:soft-page-break/></text:p>
      <text:h text:style-name="Heading_20_1" text:outline-level="1"><text:bookmark-start text:name="__RefHeading__2569_1010812929"/>4. Búsqueda en diferentes repositorios<text:bookmark-end text:name="__RefHeading__2569_1010812929"/></text:h>
      <text:h text:style-name="P140" text:outline-level="2" text:is-list-header="true"><text:bookmark-start text:name="__RefHeading__2255_1376798674"/>4.1 <text:s/>Estructura de pool<text:bookmark-end text:name="__RefHeading__2255_1376798674"/></text:h>
      <text:p text:style-name="P11">U<text:span text:style-name="T1">n archivo de paquetes o un repositorio contiene los paquetes </text:span>organizados principalmente en dos partes :</text:p>
      <text:list xml:id="list489618145" text:style-name="L25">
        <text:list-item>
          <text:p text:style-name="P90"><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90"><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el fichero Packages, que puede aparecer sin compresión o comprimido con gzip (.gz) o con bz2</text:p>
          <text:p text:style-name="P90"/>
        </text:list-item>
      </text:list>
      <text:p text:style-name="P7">Ejemplos de respositorios ubicados en servidores web los podemos encontrar en:</text:p>
      <text:list xml:id="list1482322227" text:style-name="L26">
        <text:list-item>
          <text:p text:style-name="P123">http://packages.medibuntu.org/nombre_de_la_distro</text:p>
        </text:list-item>
        <text:list-item>
          <text:p text:style-name="P123">http://archive.canonical.com/ubuntu</text:p>
        </text:list-item>
        <text:list-item>
          <text:p text:style-name="P123">http://archive.ubuntu.com/ubuntu/</text:p>
        </text:list-item>
      </text:list>
      <text:p text:style-name="P44"><draw:frame draw:style-name="fr2" draw:name="gráficos3" text:anchor-type="paragraph" svg:x="2.604cm" svg:y="0.303cm" svg:width="9.807cm" svg:height="10.151cm" draw:z-index="25"><draw:image xlink:href="Pictures/100000000000016B00000178CDF0B583.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h text:style-name="P140" text:outline-level="2" text:is-list-header="true"><text:bookmark-start text:name="__RefHeading__2257_1376798674"/>4.2 <text:s/>Comando apt-cache show<text:bookmark-end text:name="__RefHeading__2257_1376798674"/></text:h>
      <text:p text:style-name="P11">Esta orden proporciona la ruta donde encontrar el paquetes, la descripción de un paquete, sus dependencias, el nombre de su encargado entre otras cosas</text:p>
      <text:p text:style-name="P11"/>
      <text:p text:style-name="P11"><draw:frame draw:style-name="fr3" draw:name="gráficos5" text:anchor-type="paragraph" svg:width="14.854cm" svg:height="8.453cm" draw:z-index="28"><draw:image xlink:href="Pictures/10000000000002BC000001B2430D20F8.png" xlink:type="simple" xlink:show="embed" xlink:actuate="onLoad"/></draw:frame></text:p>
      <text:p text:style-name="P12"/>
      <text:h text:style-name="P140" text:outline-level="2" text:is-list-header="true"><text:bookmark-start text:name="__RefHeading__2277_1376798674"/>4.3 packages.ubuntu.com<text:bookmark-end text:name="__RefHeading__2277_1376798674"/></text:h>
      <text:p text:style-name="P61"><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61"><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2" draw:name="gráficos2" text:anchor-type="paragraph" svg:x="0.626cm" svg:y="0.335cm" svg:width="13.709cm" svg:height="5.854cm" draw:z-index="27"><draw:image xlink:href="Pictures/10000000000004DF000001E316DEC8A6.png" xlink:type="simple" xlink:show="embed" xlink:actuate="onLoad"/></draw:frame></text:p>
      <text:p text:style-name="P4"/>
      <text:p text:style-name="P47"/>
      <text:p text:style-name="Text_20_body"/>
      <text:p text:style-name="Text_20_body"/>
      <text:p text:style-name="Text_20_body"><text:soft-page-break/></text:p>
      <text:p text:style-name="Text_20_body"/>
      <text:p text:style-name="Text_20_body"/>
      <text:p text:style-name="Text_20_body"/>
      <text:p text:style-name="Text_20_body"/>
      <text:p text:style-name="P57"><text:span text:style-name="T1">En lo que respecta a los repositorios oficiales, se puede</text:span><text:span text:style-name="T9"> obtener una lista c</text:span><text:span text:style-name="T1">ompleta en la siguiente dirección: </text:span><text:a xlink:type="simple" xlink:href="https://launchpad.net/ubuntu/+archivemirrors">https://launchpad.net/ubuntu/+archivemirrors</text:a></text:p>
      <text:p text:style-name="P57"/>
      <text:h text:style-name="P140" text:outline-level="2" text:is-list-header="true"><text:bookmark-start text:name="__RefHeading__2259_1376798674"/>4.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1437032966" text:style-name="L27">
        <text:list-item>
          <text:p text:style-name="P91">Divulgación y discusión de especificaciones y características técnicas de programas, funcionalidades etc (Blueprints).</text:p>
        </text:list-item>
        <text:list-item>
          <text:p text:style-name="P91">Traducción de aplicaciones</text:p>
        </text:list-item>
        <text:list-item>
          <text:p text:style-name="P91">Reporte de bugs</text:p>
        </text:list-item>
        <text:list-item>
          <text:p text:style-name="P91">Documentación, FAQs y ayuda a la comunidad de usuarios.</text:p>
        </text:list-item>
        <text:list-item>
          <text:p text:style-name="P91">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4"><draw:frame draw:style-name="fr3" draw:name="gráficos4" text:anchor-type="paragraph" svg:width="14.854cm" svg:height="8.453cm" draw:z-index="26"><draw:image xlink:href="Pictures/10000000000002BC000001B2430D20F8.png" xlink:type="simple" xlink:show="embed" xlink:actuate="onLoad"/></draw:frame><text:soft-page-break/></text:p>
      <text:p text:style-name="P44">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4"/>
      <text:h text:style-name="P140" text:outline-level="2" text:is-list-header="true"><text:bookmark-start text:name="__RefHeading__2261_1376798674"/>4.5 <text:s/>PPAs<text:bookmark-end text:name="__RefHeading__2261_1376798674"/></text:h>
      <text:p text:style-name="P44"><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2">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2">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2">Mediante el uso de las ppa el proceso se vuelve más sencillo, pues el propio repositorio personal aporta los binarios y las dependencias necesarias. </text:p>
      <text:p text:style-name="P12">Además, las tareas de actualización se automatizan, al formar parte del sistema de repositorios de Ubuntu al mismo nivel que el principal. De otra manera, un programa <text:soft-page-break/>compilado tendría que eliminarse y volver a ser instalado cada vez que se quisiera actualizar.</text:p>
      <text:p text:style-name="P12">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1"/>
      <text:h text:style-name="Heading_20_2" text:outline-level="2" text:is-list-header="true"><text:bookmark-start text:name="__RefHeading__2279_1376798674"/>4.6 <text:s/>Otras direcciones de interés<text:bookmark-end text:name="__RefHeading__2279_1376798674"/></text:h>
      <text:p text:style-name="P71">Bajar los debs directamete de la web de la aplicación ofrece pocas garantias de compatibilidad con la distro, además de que normalmente se pierde a posibilidad de actualización automática, esto es, de un mantenimiento.</text:p>
      <text:p text:style-name="P71"/>
      <text:p text:style-name="P77"/>
      <text:p text:style-name="P105"><text:bookmark-start text:name="__RefHeading__2129_1807819088"/>packages.debian.org<text:bookmark-end text:name="__RefHeading__2129_1807819088"/></text:p>
      <text:p text:style-name="P11">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1">La distribución oficial de Debian se basa en el contenido de la sección main de Debian. La web también propociona la posibilidad de descargarse el resto de paquetes que no pueden incluirse en la distribución main debido a una licencia restrictiva</text:p>
      <text:p text:style-name="P11"/>
      <text:p text:style-name="P105"><text:bookmark-start text:name="__RefHeading__2131_1807819088"/>mentors.debian.net<text:bookmark-end text:name="__RefHeading__2131_1807819088"/></text:p>
      <text:p text:style-name="P71"/>
      <text:p text:style-name="P71">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1">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1"/>
      <text:p text:style-name="P105"><text:bookmark-start text:name="__RefHeading__2283_1376798674"/>cdimage.ubuntu.com<text:bookmark-end text:name="__RefHeading__2283_1376798674"/></text:p>
      <text:p text:style-name="P11"><text:soft-page-break/></text:p>
      <text:p text:style-name="P11">Esta web ofrece un accceso directo a las imagenes de todas las versiones de ubuntu, <text:s text:c="2"/>también incluye imágenes diarias (daily-builds) de versiones de desarrollo</text:p>
      <text:p text:style-name="P11"><draw:frame draw:style-name="fr4" draw:name="gráficos7" text:anchor-type="paragraph" svg:x="4.258cm" svg:y="0.261cm" svg:width="6.844cm" svg:height="17.11cm" draw:z-index="29"><draw:image xlink:href="Pictures/10000000000000FB0000027FBC44A7FD.png" xlink:type="simple" xlink:show="embed" xlink:actuate="onLoad"/></draw:frame></text:p>
      <text:p text:style-name="P11"/>
      <text:p text:style-name="P11"/>
      <text:p text:style-name="P105"><text:bookmark-start text:name="__RefHeading__2133_1807819088"/>Otras direcciones<text:bookmark-end text:name="__RefHeading__2133_1807819088"/></text:p>
      <text:p text:style-name="P58">En Debian encontramos otras urls también interesantes:</text:p>
      <text:list xml:id="list1603903156" text:style-name="L30">
        <text:list-item>
          <text:p text:style-name="P131"><text:soft-page-break/><text:span text:style-name="T1">Para la descarga y consulta de paquetes:</text:span><text:a xlink:type="simple" xlink:href="http://packages.debian.org/nombre_biario">http://packages.debian.org/nombre_biario</text:a></text:p>
        </text:list-item>
        <text:list-item>
          <text:p text:style-name="P131"><text:span text:style-name="T1">Ubicaciones de repositorios oficiales: </text:span><text:a xlink:type="simple" xlink:href="http://www.debian.org/mirror/official.es.html">http://www.debian.org/mirror/official.es.html</text:a></text:p>
        </text:list-item>
        <text:list-item>
          <text:p text:style-name="P132">Reporte de bugs: http://bugsdebian.org/nombre_de _binario</text:p>
        </text:list-item>
      </text:list>
      <text:p text:style-name="P59"/>
      <text:p text:style-name="P7"/>
      <text:p text:style-name="P54">Bibliografía:</text:p>
      <text:list xml:id="list1043467947" text:style-name="L31">
        <text:list-header>
          <text:p text:style-name="P126"><text:span text:style-name="T12"/></text:p>
        </text:list-header>
        <text:list-item>
          <text:p text:style-name="P126"><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26"><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26"><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26"><text:span text:style-name="T12">[4] Jugando con apt <text:s/>(</text:span><text:a xlink:type="simple" xlink:href="http://www.ubuntu-es.org/node/595"><text:span text:style-name="T10">http://www.ubuntu-es.org/node/595</text:span></text:a><text:span text:style-name="T12">).</text:span></text:p>
        </text:list-item>
        <text:list-item>
          <text:p text:style-name="P126"><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26"><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2"/>
      <text:p text:style-name="P17"><text:span text:style-name="T11">LICENCIA</text:span>:</text:p>
      <text:p text:style-name="P39">Curso de Desarrollo en <text:span text:style-name="T39">Aurex</text:span>.</text:p>
      <text:p text:style-name="P39"/>
      <text:p text:style-name="P40"><text:s text:c="4"/>Copyright<text:tab/><text:span text:style-name="T27">©</text:span><text:tab/>2008 Miguel Gea Milvaques</text:p>
      <text:p text:style-name="P40"><text:tab/><text:tab/><text:tab/>2008-2009 Luís Antonio García Gisbert<text:tab/><text:tab/><text:tab/></text:p>
      <text:p text:style-name="P40"><text:tab/><text:tab/><text:tab/>2009 Maria Teresa Llorca Llaser<text:tab/><text:tab/><text:tab/></text:p>
      <text:p text:style-name="P40"><text:tab/><text:tab/><text:tab/>2013 Sandra Villanueva Gavino</text:p>
      <text:p text:style-name="P20"/>
      <text:p text:style-name="P20"><text:s text:c="4"/>Este programa es software libre: usted puede redistribuirlo y/o modificarlo </text:p>
      <text:p text:style-name="P20"><text:s text:c="4"/>bajo los términos de la Licencia Pública General GNU publicada </text:p>
      <text:p text:style-name="P20"><text:s text:c="4"/>por la Fundación para el Software Libre, ya sea la versión 3 </text:p>
      <text:p text:style-name="P20"><text:s text:c="4"/>de la Licencia, o (a su elección) cualquier versión posterior.</text:p>
      <text:p text:style-name="P20"/>
      <text:p text:style-name="P20"><text:s text:c="4"/>Este programa se distribuye con la esperanza de que sea útil, pero </text:p>
      <text:p text:style-name="P20"><text:s text:c="4"/>SIN GARANTÍA ALGUNA; ni siquiera la garantía implícita </text:p>
      <text:p text:style-name="P20"><text:s text:c="4"/>MERCANTIL o de APTITUD PARA UN PROPÓSITO DETERMINADO. </text:p>
      <text:p text:style-name="P20"><text:s text:c="4"/>Consulte los detalles de la Licencia Pública General GNU para obtener </text:p>
      <text:p text:style-name="P20"><text:s text:c="4"/>una información más detallada. </text:p>
      <text:p text:style-name="P20"/>
      <text:p text:style-name="P20"><text:s text:c="4"/>Debería haber recibido una copia de la Licencia Pública General GNU </text:p>
      <text:p text:style-name="P20"><text:s text:c="4"/>junto a este programa. </text:p>
      <text:p text:style-name="P2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4"><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10H2M15S</meta:editing-duration>
    <meta:editing-cycles>61</meta:editing-cycles>
    <meta:generator>LibreOffice/3.5$Linux_X86_64 LibreOffice_project/350m1$Build-2</meta:generator>
    <dc:title>Rapport</dc:title>
    <dc:date>2013-05-28T02:47:27</dc:date>
    <meta:print-date>2013-04-23T19:43:42</meta:print-date>
    <dc:creator>sandra </dc:creator>
    <meta:document-statistic meta:table-count="4" meta:image-count="6" meta:object-count="0" meta:page-count="25" meta:paragraph-count="424" meta:word-count="6227" meta:character-count="42302" meta:non-whitespace-character-count="36243"/>
  </office:meta>
</office:document-meta>
</file>